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4cm" svg:stroke-color="#00800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svg:stroke-color="#00008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fo:min-height="1.4cm"/>
    </style:style>
    <style:style style:name="gr5" style:family="graphic" style:parent-style-name="objectwithoutfill">
      <style:graphic-properties svg:stroke-width="0.04cm" svg:stroke-color="#ff000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svg:stroke-color="#800080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fo:min-height="0.946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2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xml:id="id1" draw:id="id1" draw:layer="layout" svg:width="2.371cm" svg:height="2.17cm" svg:x="0.2cm" svg:y="0.09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4" draw:id="id4" draw:layer="layout" svg:width="2.371cm" svg:height="2.17cm" svg:x="17.42cm" svg:y="0.03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2.572cm" svg:y1="1.184cm" svg:x2="5.46cm" svg:y2="1.134cm" draw:start-shape="id1" draw:start-glue-point="1" draw:end-shape="id2" draw:end-glue-point="3" svg:d="m2572 1184c2166 0 722-50 2888-50">
          <text:p/>
        </draw:connector>
        <draw:path draw:style-name="gr1" draw:text-style-name="P1" xml:id="id2" draw:id="id2" draw:layer="layout" svg:width="2.371cm" svg:height="2.17cm" svg:x="5.46cm" svg:y="0.04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3" draw:id="id3" draw:layer="layout" svg:width="2.371cm" svg:height="2.17cm" svg:x="11.58cm" svg:y="0.02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3.952cm" svg:y1="1.114cm" svg:x2="17.42cm" svg:y2="1.124cm" draw:start-shape="id3" draw:start-glue-point="1" draw:end-shape="id4" draw:end-glue-point="3" svg:d="m13952 1114c2601 0 867 10 3468 10">
          <text:p/>
        </draw:connector>
        <draw:path draw:style-name="gr1" draw:text-style-name="P1" xml:id="id5" draw:id="id5" draw:layer="layout" svg:width="2.371cm" svg:height="2.17cm" svg:x="5.668cm" svg:y="4.61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3" draw:text-style-name="P2" draw:layer="layout" draw:type="curve" svg:x1="1.386cm" svg:y1="2.27cm" svg:x2="5.668cm" svg:y2="5.704cm" draw:start-shape="id1" draw:start-glue-point="2" draw:end-shape="id5" draw:end-glue-point="3" svg:d="m1386 2270c0 2290 1427 3434 4282 3434">
          <text:p/>
        </draw:connector>
        <draw:path draw:style-name="gr1" draw:text-style-name="P1" xml:id="id6" draw:id="id6" draw:layer="layout" svg:width="2.371cm" svg:height="2.17cm" svg:x="11.91cm" svg:y="4.60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3" draw:text-style-name="P2" draw:layer="layout" draw:type="curve" svg:x1="14.282cm" svg:y1="5.694cm" svg:x2="18.606cm" svg:y2="2.21cm" draw:start-shape="id6" draw:start-glue-point="1" draw:end-shape="id4" draw:end-glue-point="2" svg:d="m14282 5694c2883 0 4324-1161 4324-3484">
          <text:p/>
        </draw:connector>
        <draw:connector draw:style-name="gr2" draw:text-style-name="P2" draw:layer="layout" draw:type="curve" svg:x1="7.832cm" svg:y1="1.134cm" svg:x2="11.58cm" svg:y2="1.114cm" draw:start-shape="id2" draw:start-glue-point="1" draw:end-shape="id3" draw:end-glue-point="3" svg:d="m7832 1134c2811 0 937-20 3748-20">
          <text:p/>
        </draw:connector>
        <draw:connector draw:style-name="gr3" draw:text-style-name="P2" draw:layer="layout" draw:type="curve" svg:x1="8.04cm" svg:y1="5.704cm" svg:x2="11.91cm" svg:y2="5.694cm" draw:start-shape="id5" draw:start-glue-point="1" draw:end-shape="id6" draw:end-glue-point="3" svg:d="m8040 5704c2902 0 968-10 3870-10">
          <text:p/>
        </draw:connector>
        <draw:frame draw:style-name="gr4" draw:text-style-name="P3" draw:layer="layout" svg:width="0.83cm" svg:height="1.65cm" svg:x="0.83cm" svg:y="0.53cm">
          <draw:text-box>
            <text:p><text:span text:style-name="T1">U</text:span></text:p>
          </draw:text-box>
        </draw:frame>
        <draw:frame draw:style-name="gr4" draw:text-style-name="P3" draw:layer="layout" svg:width="1.61cm" svg:height="1.65cm" svg:x="18.14cm" svg:y="0.51cm">
          <draw:text-box>
            <text:p><text:span text:style-name="T1">V</text:span></text:p>
          </draw:text-box>
        </draw:frame>
        <draw:path draw:style-name="gr5" draw:text-style-name="P2" draw:layer="layout" svg:width="5.058cm" svg:height="4.197cm" draw:transform="rotate (-1.36921079818955) translate (4.86705779640552cm 1.36337434388056cm)" svg:viewBox="0 0 5059 4198" svg:d="m0 4029c3876 1159 5059-4029 5059-4029">
          <text:p/>
        </draw:path>
        <draw:path draw:style-name="gr5" draw:text-style-name="P2" draw:layer="layout" svg:width="0.817cm" svg:height="4.149cm" draw:transform="rotate (-1.36921079818955) translate (11.9363075235845cm 5.4590043208433cm)" svg:viewBox="0 0 818 4150" svg:d="m0 4150c342-1971 545-2818 818-4150">
          <text:p/>
        </draw:path>
        <draw:path draw:style-name="gr5" draw:text-style-name="P2" draw:layer="layout" svg:width="1.76cm" svg:height="2.875cm" draw:transform="rotate (-1.36921079818955) translate (16.9773232312079cm 5.57424830922335cm)" svg:viewBox="0 0 1761 2876" svg:d="m0 2876c342-1972 1300-766 1761-2876">
          <text:p/>
        </draw:path>
        <draw:path draw:style-name="gr6" draw:text-style-name="P2" draw:layer="layout" svg:width="3.589cm" svg:height="3.511cm" draw:transform="rotate (-1.36921079818955) translate (5.24123605755837cm 1.49287554298999cm)" svg:viewBox="0 0 3590 3512" svg:d="m0 3482c1196 142 2917-88 3590-3482">
          <text:p/>
        </draw:path>
        <draw:path draw:style-name="gr6" draw:text-style-name="P2" draw:layer="layout" svg:width="0.881cm" svg:height="4.167cm" draw:transform="rotate (-1.36921079818955) translate (11.9233347325462cm 4.26552461917459cm)" svg:viewBox="0 0 882 4168" svg:d="m0 4168c317-1252 435-2330 882-4168">
          <text:p/>
        </draw:path>
        <draw:path draw:style-name="gr6" draw:text-style-name="P2" draw:layer="layout" svg:width="2.51cm" svg:height="4.678cm" draw:transform="rotate (-1.36921079818955) translate (18.35cm 2.15cm)" svg:viewBox="0 0 2511 4679" svg:d="m2269 4679c317-1252 832-3719-2269-4679">
          <text:p/>
        </draw:path>
        <draw:frame draw:style-name="gr4" draw:text-style-name="P3" draw:layer="layout" svg:width="1.61cm" svg:height="1.65cm" svg:x="6.18cm" svg:y="0.5cm">
          <draw:text-box>
            <text:p><text:span text:style-name="T1">A</text:span></text:p>
          </draw:text-box>
        </draw:frame>
        <draw:frame draw:style-name="gr4" draw:text-style-name="P3" draw:layer="layout" svg:width="1.61cm" svg:height="1.65cm" svg:x="12.34cm" svg:y="0.49cm">
          <draw:text-box>
            <text:p><text:span text:style-name="T1">B</text:span></text:p>
          </draw:text-box>
        </draw:frame>
        <draw:path draw:style-name="gr1" draw:text-style-name="P1" draw:layer="layout" svg:width="2.371cm" svg:height="2.17cm" svg:x="17.35cm" svg:y="6.08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frame draw:style-name="gr7" draw:layer="layout" svg:width="1.112cm" svg:height="1.196cm" svg:x="6.258cm" svg:y="5.064cm">
          <draw:text-box>
            <text:p><text:span text:style-name="T1">X</text:span></text:p>
          </draw:text-box>
        </draw:frame>
        <draw:frame draw:style-name="gr7" draw:layer="layout" svg:width="1.112cm" svg:height="1.196cm" svg:x="12.548cm" svg:y="5.13cm">
          <draw:text-box>
            <text:p><text:span text:style-name="T1">Y</text:span></text:p>
          </draw:text-box>
        </draw:frame>
        <draw:frame draw:style-name="gr7" draw:layer="layout" svg:width="1.112cm" svg:height="1.196cm" svg:x="17.96cm" svg:y="6.77cm">
          <draw:text-box>
            <text:p><text:span text:style-name="T1">Z</text:span></text:p>
          </draw:text-box>
        </draw:frame>
        <draw:line draw:style-name="gr8" draw:text-style-name="P2" draw:layer="layout" svg:x1="9.34cm" svg:y1="7.41cm" svg:x2="9.37cm" svg:y2="9.53cm">
          <text:p/>
        </draw:line>
        <draw:path draw:style-name="gr1" draw:text-style-name="P1" xml:id="id7" draw:id="id7" draw:layer="layout" svg:width="2.371cm" svg:height="2.17cm" svg:x="0.018cm" svg:y="10.8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10" draw:id="id10" draw:layer="layout" svg:width="2.371cm" svg:height="2.17cm" svg:x="17.238cm" svg:y="10.93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2.39cm" svg:y1="11.975cm" svg:x2="5.278cm" svg:y2="12.025cm" draw:start-shape="id7" draw:start-glue-point="1" draw:end-shape="id8" draw:end-glue-point="3" svg:d="m2390 11975c2166 0 722 50 2888 50">
          <text:p/>
        </draw:connector>
        <draw:path draw:style-name="gr1" draw:text-style-name="P1" xml:id="id8" draw:id="id8" draw:layer="layout" svg:width="2.371cm" svg:height="2.17cm" svg:x="5.278cm" svg:y="10.94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xml:id="id9" draw:id="id9" draw:layer="layout" svg:width="2.371cm" svg:height="2.17cm" svg:x="11.398cm" svg:y="10.92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13.77cm" svg:y1="12.005cm" svg:x2="17.238cm" svg:y2="12.015cm" draw:start-shape="id9" draw:start-glue-point="1" draw:end-shape="id10" draw:end-glue-point="3" svg:d="m13770 12005c2601 0 867 10 3468 10">
          <text:p/>
        </draw:connector>
        <draw:path draw:style-name="gr1" draw:text-style-name="P1" draw:layer="layout" svg:width="2.371cm" svg:height="2.17cm" svg:x="5.486cm" svg:y="15.51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path draw:style-name="gr1" draw:text-style-name="P1" draw:layer="layout" svg:width="2.371cm" svg:height="2.17cm" svg:x="11.728cm" svg:y="15.5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connector draw:style-name="gr2" draw:text-style-name="P2" draw:layer="layout" draw:type="curve" svg:x1="7.65cm" svg:y1="12.025cm" svg:x2="11.398cm" svg:y2="12.005cm" draw:start-shape="id8" draw:start-glue-point="1" draw:end-shape="id9" draw:end-glue-point="3" svg:d="m7650 12025c2811 0 937-20 3748-20">
          <text:p/>
        </draw:connector>
        <draw:frame draw:style-name="gr4" draw:text-style-name="P3" draw:layer="layout" svg:width="0.83cm" svg:height="1.65cm" svg:x="0.648cm" svg:y="11.421cm">
          <draw:text-box>
            <text:p><text:span text:style-name="T1">U</text:span></text:p>
          </draw:text-box>
        </draw:frame>
        <draw:frame draw:style-name="gr4" draw:text-style-name="P3" draw:layer="layout" svg:width="1.61cm" svg:height="1.65cm" svg:x="17.958cm" svg:y="11.401cm">
          <draw:text-box>
            <text:p><text:span text:style-name="T1">V</text:span></text:p>
          </draw:text-box>
        </draw:frame>
        <draw:path draw:style-name="gr5" draw:text-style-name="P2" draw:layer="layout" svg:width="4.491cm" svg:height="4.171cm" draw:transform="rotate (-1.36921079818955) translate (4.57056299865898cm 12.1487888538063cm)" svg:viewBox="0 0 4492 4172" svg:d="m0 4002c3876 1159 4492-4002 4492-4002">
          <text:p/>
        </draw:path>
        <draw:path draw:style-name="gr5" draw:text-style-name="P2" draw:layer="layout" svg:width="0.723cm" svg:height="3.791cm" draw:transform="rotate (-1.36921079818955) translate (11.575063917746cm 15.7507849023882cm)" svg:viewBox="0 0 724 3792" svg:d="m0 3792c342-1972 452-2460 724-3792">
          <text:p/>
        </draw:path>
        <draw:path draw:style-name="gr5" draw:text-style-name="P2" draw:layer="layout" svg:width="0.675cm" svg:height="3.158cm" draw:transform="rotate (-1.36921079818955) translate (17.1946266614256cm 15.8875782342254cm)" svg:viewBox="0 0 676 3159" svg:d="m0 3159c342-1972 214-1049 676-3159">
          <text:p/>
        </draw:path>
        <draw:frame draw:style-name="gr4" draw:text-style-name="P3" draw:layer="layout" svg:width="1.61cm" svg:height="1.65cm" svg:x="5.998cm" svg:y="11.391cm">
          <draw:text-box>
            <text:p><text:span text:style-name="T1">A</text:span></text:p>
          </draw:text-box>
        </draw:frame>
        <draw:frame draw:style-name="gr4" draw:text-style-name="P3" draw:layer="layout" svg:width="1.61cm" svg:height="1.65cm" svg:x="12.158cm" svg:y="11.381cm">
          <draw:text-box>
            <text:p><text:span text:style-name="T1">B</text:span></text:p>
          </draw:text-box>
        </draw:frame>
        <draw:path draw:style-name="gr1" draw:text-style-name="P1" draw:layer="layout" svg:width="2.371cm" svg:height="2.17cm" svg:x="17.34cm" svg:y="15.559cm" svg:viewBox="0 0 2372 2171" svg:d="m2372 1084c0 201-51 370-160 543s-245 296-434 398-374 146-592 146-405-47-594-146-325-225-433-398-159-342-159-543 50-368 159-541 245-297 433-398 375-145 593-145c219 0 405 46 593 145s326 224 434 398 160 342 160 541z">
          <text:p/>
        </draw:path>
        <draw:frame draw:style-name="gr7" draw:layer="layout" svg:width="1.112cm" svg:height="1.196cm" svg:x="6.076cm" svg:y="15.955cm">
          <draw:text-box>
            <text:p><text:span text:style-name="T1">X</text:span></text:p>
          </draw:text-box>
        </draw:frame>
        <draw:frame draw:style-name="gr7" draw:layer="layout" svg:width="1.112cm" svg:height="1.196cm" svg:x="12.366cm" svg:y="16.021cm">
          <draw:text-box>
            <text:p><text:span text:style-name="T1">Y</text:span></text:p>
          </draw:text-box>
        </draw:frame>
        <draw:frame draw:style-name="gr7" draw:layer="layout" svg:width="1.112cm" svg:height="1.196cm" svg:x="18.098cm" svg:y="16.264cm">
          <draw:text-box>
            <text:p><text:span text:style-name="T1">Z</text:span></text:p>
          </draw:text-box>
        </draw:frame>
        <draw:path draw:style-name="gr3" draw:text-style-name="P2" draw:layer="layout" svg:width="1.085cm" svg:height="3.393cm" draw:transform="rotate (-1.36921079818955) translate (5.41259927179522cm 10.2461939671829cm)" svg:viewBox="0 0 1086 3394" svg:d="m361 3394c-853-1624-24-2628 725-3394">
          <text:p/>
        </draw:path>
        <draw:path draw:style-name="gr3" draw:text-style-name="P2" draw:layer="layout" svg:width="1.134cm" svg:height="4.145cm" draw:transform="rotate (-1.36921079818955) translate (11.4227962281635cm 10.2382247766402cm)" svg:viewBox="0 0 1135 4146" svg:d="m348 4146c-853-1623 38-3380 787-4146">
          <text:p/>
        </draw:path>
        <draw:path draw:style-name="gr3" draw:text-style-name="P2" draw:layer="layout" svg:width="1.199cm" svg:height="4.088cm" draw:transform="rotate (-1.36921079818955) translate (17.3997182114738cm 10.0642301747512cm)" svg:viewBox="0 0 1200 4089" svg:d="m332 4089c-852-1624 120-3323 868-4089">
          <text:p/>
        </draw:path>
        <draw:path draw:style-name="gr6" draw:text-style-name="P2" draw:layer="layout" svg:width="1.085cm" svg:height="3.393cm" draw:transform="rotate (-1.77238185540024) translate (5.58cm 12.721cm)" svg:viewBox="0 0 1086 3394" svg:d="m725 3394c852-1624 23-2628-725-3394">
          <text:p/>
        </draw:path>
        <draw:path draw:style-name="gr6" draw:text-style-name="P2" draw:layer="layout" svg:width="1.201cm" svg:height="4.353cm" draw:transform="rotate (-1.77238185540024) translate (11.78cm 12.83cm)" svg:viewBox="0 0 1202 4354" svg:d="m870 4354c853-1624-122-3588-870-4354">
          <text:p/>
        </draw:path>
        <draw:path draw:style-name="gr6" draw:text-style-name="P2" draw:layer="layout" svg:width="0.999cm" svg:height="4.14cm" draw:transform="rotate (-1.77238185540024) translate (17.77cm 12.89cm)" svg:viewBox="0 0 1000 4141" svg:d="m614 4141c852-1623 134-3375-614-4141">
          <text:p/>
        </draw:path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5cm" fo:page-height="18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4-27T21:21:45.08</dc:date>
    <meta:generator>LibreOffice/3.4$Win32 LibreOffice_project/340m1$Build-302</meta:generator>
    <meta:editing-duration>PT35M1S</meta:editing-duration>
    <meta:editing-cycles>16</meta:editing-cycles>
    <meta:document-statistic meta:object-count="53"/>
  </office:meta>
</office:document-meta>
</file>